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4600">
            <text:p>4600</text:p>
          </table:table-cell>
          <table:table-cell/>
          <table:table-cell table:formula="of:=SUM([.K2];[.K10];[.K11];[.K35];[.K64])" office:value-type="float" office:value="136000">
            <text:p>136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G3];[.G31];[.G59])" office:value-type="float" office:value="106800">
            <text:p>106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4250">
            <text:p>4250</text:p>
          </table:table-cell>
          <table:table-cell/>
          <table:table-cell table:formula="of:=[.L3]-[.L4]" office:value-type="float" office:value="29200">
            <text:p>29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0">
            <text:p>7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23" office:value-type="float" office:value="3300">
            <text:p>3300</text:p>
          </table:table-cell>
          <table:table-cell table:number-columns-repeated="3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office:value-type="float" office:value="17200">
            <text:p>1720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3"/>
          <table:table-cell table:style-name="ce3"/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1937.6166426166">
            <text:p>31937.616642616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/>
          <table:table-cell table:style-name="ce2" table:formula="of:=SUM([.B59:.F59])" office:value-type="float" office:value="38300">
            <text:p>38300</text:p>
          </table:table-cell>
          <table:table-cell table:formula="of:=SUM([.B90:.F90])" office:value-type="float" office:value="1473.07692307692">
            <text:p>1473.0769230769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90])" office:value-type="float" office:value="1473.07692307692">
            <text:p>1473.0769230769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142.30769230769">
            <text:p>1142.3076923077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])" office:value-type="float" office:value="350">
            <text:p>35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B90:.F90])" office:value-type="float" office:value="1473.07692307692">
            <text:p>1473.0769230769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473.07692307692">
            <text:p>1473.0769230769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table:number-columns-repeated="2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];[.C90];[.D90];[.F90])" office:value-type="float" office:value="1123.07692307692">
            <text:p>1123.0769230769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90])" office:value-type="float" office:value="415.384615384615">
            <text:p>415.3846153846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Default"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Default"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Default"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Default"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Default"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90:.F90])" office:value-type="float" office:value="1473.07692307692">
            <text:p>1473.0769230769</text:p>
          </table:table-cell>
          <table:table-cell table:style-name="Default"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6" office:value-type="float" office:value="376.923076923077">
            <text:p>376.9230769231</text:p>
          </table:table-cell>
          <table:table-cell table:formula="of:=[.D59]/26" office:value-type="float" office:value="415.384615384615">
            <text:p>415.3846153846</text:p>
          </table:table-cell>
          <table:table-cell table:formula="of:=[.E59]/26" office:value-type="float" office:value="350">
            <text:p>350</text:p>
          </table:table-cell>
          <table:table-cell table:formula="of:=[.F59]/26" office:value-type="float" office:value="0">
            <text:p>0</text:p>
          </table:table-cell>
          <table:table-cell/>
          <table:table-cell table:style-name="ce2" table:formula="of:=SUM([.H59:.H83])" office:value-type="float" office:value="31019.2307692308">
            <text:p>31019.2307692308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5/19/2016</text:date>, <text:time>10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19T10:52:07</dc:date>
    <meta:editing-duration>P7DT3H15M3S</meta:editing-duration>
    <meta:editing-cycles>2461</meta:editing-cycles>
    <meta:generator>OpenOffice/4.1.1$Unix OpenOffice.org_project/411m6$Build-9775</meta:generator>
    <dc:creator>Hasmik Dabaghyan</dc:creator>
    <meta:document-statistic meta:table-count="14" meta:cell-count="6041" meta:object-count="0"/>
  </office:meta>
</office:document-meta>
</file>